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20_Drawing_20_Style_5f_1">
      <style:graphic-properties draw:textarea-horizontal-align="justify" draw:textarea-vertical-align="middle" draw:auto-grow-height="false" fo:min-height="1.518cm" fo:min-width="1.34cm" fo:wrap-option="wrap"/>
      <style:paragraph-properties style:writing-mode="lr-tb"/>
    </style:style>
    <style:style style:name="gr2" style:family="graphic" style:parent-style-name="Default_20_Drawing_20_Style_5f_1">
      <style:graphic-properties draw:textarea-horizontal-align="justify" draw:textarea-vertical-align="middle" draw:auto-grow-height="false" fo:min-height="1.466cm" fo:min-width="2.666cm"/>
      <style:paragraph-properties style:writing-mode="lr-tb"/>
    </style:style>
    <style:style style:name="gr3" style:family="graphic" style:parent-style-name="Default_20_Drawing_20_Style_5f_1">
      <style:graphic-properties draw:textarea-horizontal-align="justify" draw:textarea-vertical-align="middle" draw:auto-grow-height="false" fo:min-height="1.376cm" fo:min-width="3.277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Default_20_Drawing_20_Style_5f_1">
      <style:graphic-properties draw:textarea-horizontal-align="justify" draw:textarea-vertical-align="middle" draw:auto-grow-height="false" fo:min-height="1.375cm" fo:min-width="3.276cm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fo:min-height="1.654cm"/>
      <style:paragraph-properties style:writing-mode="lr-tb"/>
    </style:style>
    <style:style style:name="gr7" style:family="graphic" style:parent-style-name="Default_20_Drawing_20_Style_5f_1">
      <style:graphic-properties draw:textarea-horizontal-align="justify" draw:textarea-vertical-align="middle" draw:auto-grow-height="false" fo:min-height="2.051cm" fo:min-width="4.051cm"/>
      <style:paragraph-properties style:writing-mode="lr-tb"/>
    </style:style>
    <style:style style:name="gr8" style:family="graphic" style:parent-style-name="Default_20_Drawing_20_Style_5f_1">
      <style:graphic-properties draw:textarea-horizontal-align="justify" draw:textarea-vertical-align="middle" draw:auto-grow-height="false" fo:min-height="1.825cm" fo:min-width="4.075cm"/>
      <style:paragraph-properties style:writing-mode="lr-tb"/>
    </style:style>
    <style:style style:name="gr9" style:family="graphic" style:parent-style-name="Default_20_Drawing_20_Style_5f_1">
      <style:graphic-properties draw:textarea-horizontal-align="justify" draw:textarea-vertical-align="middle" draw:auto-grow-height="false" fo:min-height="0.626cm" fo:min-width="0.5cm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Default_20_Drawing_20_Style_5f_1">
      <style:graphic-properties draw:textarea-horizontal-align="justify" draw:textarea-vertical-align="middle" draw:auto-grow-height="false" fo:min-height="5.75cm" fo:min-width="10.25cm"/>
    </style:style>
    <style:style style:name="gr1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75cm" fo:min-width="2.322cm"/>
      <style:paragraph-properties style:writing-mode="lr-tb"/>
    </style:style>
    <style:style style:name="gr13" style:family="graphic" style:parent-style-name="Default_20_Drawing_20_Style_5f_1">
      <style:graphic-properties draw:textarea-horizontal-align="justify" draw:textarea-vertical-align="middle" draw:auto-grow-height="false" fo:min-height="10.785cm" fo:min-width="8.167cm"/>
    </style:style>
    <style:style style:name="gr14" style:family="graphic" style:parent-style-name="standard">
      <style:graphic-properties draw:stroke="none" svg:stroke-color="#000000" draw:fill="none" draw:fill-color="#ffffff" fo:min-height="2.371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76cm" fo:min-width="3.277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5.75cm" fo:min-width="10.25cm"/>
    </style:style>
    <style:style style:name="gr17" style:family="graphic" style:parent-style-name="standard">
      <style:graphic-properties draw:textarea-horizontal-align="justify" draw:textarea-vertical-align="middle" draw:auto-grow-height="false" fo:min-height="1.375cm" fo:min-width="3.276cm"/>
      <style:paragraph-properties style:writing-mode="lr-tb"/>
    </style:style>
    <style:style style:name="gr18" style:family="graphic" style:parent-style-name="objectwithoutfill">
      <style:graphic-properties draw:marker-end="Arrowheads_20_1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4.488cm" fo:min-width="9.4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41cm" fo:min-width="9.159cm"/>
      <style:paragraph-properties style:writing-mode="lr-tb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5cm" fo:min-width="2.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3.27cm" fo:min-width="11.6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3cm" fo:min-width="0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5cm" fo:min-width="0.976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3.586cm" fo:min-width="8.33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5.5cm" fo:min-width="7.2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12pt"/>
    </style:style>
    <style:style style:name="T2" style:family="text">
      <style:text-properties fo:font-size="12pt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2.5cm" svg:x="9.249cm" svg:y="1.9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5cm" svg:height="1.9cm" svg:x="8.799cm" svg:y="5.7cm">
          <text:p text:style-name="P1"><text:span text:style-name="T1">Select Number of Play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951cm" svg:height="1.8cm" svg:x="8.449cm" svg:y="9cm">
          <text:p text:style-name="P1"><text:span text:style-name="T1">Display Game 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0.499cm" svg:y1="4.35cm" svg:x2="10.499cm" svg:y2="5.6cm">
          <text:p/>
        </draw:line>
        <draw:line draw:style-name="gr4" draw:text-style-name="P2" draw:layer="layout" svg:x1="10.499cm" svg:y1="7.75cm" svg:x2="10.499cm" svg:y2="9cm">
          <text:p/>
        </draw:line>
        <draw:custom-shape draw:style-name="gr5" draw:text-style-name="P1" draw:layer="layout" svg:width="3.95cm" svg:height="1.799cm" svg:x="8.45cm" svg:y="12.001cm">
          <text:p text:style-name="P1"><text:span text:style-name="T1">Press Game Start Button Or Qu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0.499cm" svg:y1="10.75cm" svg:x2="10.499cm" svg:y2="12cm">
          <text:p/>
        </draw:line>
        <draw:line draw:style-name="gr4" draw:text-style-name="P2" draw:layer="layout" svg:x1="10.499cm" svg:y1="13.75cm" svg:x2="10.499cm" svg:y2="15cm">
          <text:p/>
        </draw:line>
        <draw:frame draw:style-name="gr6" draw:text-style-name="P3" draw:layer="layout" svg:width="6.25cm" svg:height="1.904cm" svg:x="1.05cm" svg:y="1cm">
          <draw:text-box>
            <text:p><text:span text:style-name="T1">Process Flow Diagram</text:span></text:p>
            <text:p><text:span text:style-name="T1">For Bingo Project</text:span></text:p>
            <text:p><text:span text:style-name="T1">Level 0</text:span></text:p>
          </draw:text-box>
        </draw:frame>
        <draw:custom-shape draw:style-name="gr7" draw:text-style-name="P1" draw:layer="layout" svg:width="4.799cm" svg:height="2.549cm" svg:x="8.051cm" svg:y="18.001cm">
          <text:p text:style-name="P1"><text:span text:style-name="T1">Game Continues </text:span><text:span text:style-name="T2">Automatically</text:span><text:span text:style-name="T1"> </text:span><text:span text:style-name="T2">Until</text:span><text:span text:style-name="T1"> Bingo Is Call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799cm" svg:height="2.299cm" svg:x="8.051cm" svg:y="22.001cm">
          <text:p text:style-name="P1"><text:span text:style-name="T1">Card Is Checked Against Balls C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0.499cm" svg:y1="20.65cm" svg:x2="10.499cm" svg:y2="21.9cm">
          <text:p/>
        </draw:line>
        <draw:custom-shape draw:style-name="gr9" draw:text-style-name="P4" xml:id="id1" draw:id="id1" draw:layer="layout" svg:width="2cm" svg:height="1.75cm" svg:x="9.5cm" svg:y="14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2" draw:layer="layout" svg:x1="10.499cm" svg:y1="16.65cm" svg:x2="10.499cm" svg:y2="17.9cm">
          <text:p/>
        </draw:line>
        <draw:custom-shape draw:style-name="gr8" draw:text-style-name="P1" draw:layer="layout" svg:width="4.799cm" svg:height="2.299cm" svg:x="8.051cm" svg:y="25.601cm">
          <text:p text:style-name="P1"><text:span text:style-name="T1">Player Stats Upd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2" draw:id="id2" draw:layer="layout" svg:width="4.799cm" svg:height="2.299cm" svg:x="14.151cm" svg:y="25.601cm">
          <text:p text:style-name="P1"><text:span text:style-name="T1">Quit or Play Ag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0.499cm" svg:y1="24.35cm" svg:x2="10.499cm" svg:y2="25.6cm">
          <text:p/>
        </draw:line>
        <draw:line draw:style-name="gr4" draw:text-style-name="P2" draw:layer="layout" svg:x1="12.899cm" svg:y1="26.75cm" svg:x2="14.25cm" svg:y2="26.8cm">
          <text:p/>
        </draw:line>
        <draw:connector draw:style-name="gr10" draw:text-style-name="P2" draw:layer="layout" svg:x1="11.5cm" svg:y1="15.775cm" svg:x2="16.55cm" svg:y2="25.601cm" draw:start-shape="id1" draw:start-glue-point="7" draw:end-shape="id2" draw:end-glue-point="0" svg:d="M11500 15775h5050v9826" svg:viewBox="0 0 5051 9827">
          <text:p/>
        </draw:connector>
        <draw:custom-shape draw:style-name="gr11" draw:text-style-name="P4" draw:layer="layout" svg:width="10.75cm" svg:height="6cm" svg:x="5.083cm" svg:y="8.215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2.822cm" svg:height="0.725cm" svg:x="5.1cm" svg:y="8.3cm">
          <draw:text-box>
            <text:p><text:span text:style-name="T1">See Level 1</text:span></text:p>
          </draw:text-box>
        </draw:frame>
        <draw:custom-shape draw:style-name="gr13" draw:text-style-name="P4" draw:layer="layout" svg:width="8.667cm" svg:height="11.035cm" svg:x="5.083cm" svg:y="17.215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2.822cm" svg:height="0.725cm" svg:x="5.1cm" svg:y="17.301cm">
          <draw:text-box>
            <text:p><text:span text:style-name="T1">See Level 1</text:span></text:p>
          </draw:text-box>
        </draw:frame>
      </draw:page>
      <draw:page draw:name="page2" draw:style-name="dp1" draw:master-page-name="Default">
        <draw:frame draw:style-name="gr14" draw:text-style-name="P5" draw:layer="layout" svg:width="5.7cm" svg:height="2.621cm" svg:x="1.05cm" svg:y="1cm">
          <draw:text-box>
            <text:p>Process Flow Diagram</text:p>
            <text:p>For Bingo Project</text:p>
            <text:p>Level 1</text:p>
            <text:p/>
            <text:p>Interface Explained</text:p>
          </draw:text-box>
        </draw:frame>
        <draw:custom-shape draw:style-name="gr15" draw:text-style-name="P6" draw:layer="layout" svg:width="3.951cm" svg:height="1.8cm" svg:x="11.049cm" svg:y="1.8cm">
          <text:p text:style-name="P6">Display Game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10.75cm" svg:height="6cm" svg:x="7.65cm" svg:y="1.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95cm" svg:height="1.799cm" svg:x="11.051cm" svg:y="4.701cm">
          <text:p text:style-name="P6">Press Game Start Button Or Qu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2" draw:layer="layout" svg:x1="13cm" svg:y1="3.75cm" svg:x2="13cm" svg:y2="4.75cm">
          <text:p/>
        </draw:line>
        <draw:g>
          <draw:custom-shape draw:style-name="gr19" draw:text-style-name="P4" draw:layer="layout" svg:width="10.5cm" svg:height="5.25cm" svg:x="7.8cm" svg:y="7.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5" draw:layer="layout" svg:width="9.659cm" svg:height="4.991cm" svg:x="8.518cm" svg:y="7.615cm">
            <draw:text-box>
              <text:p>Show Players Area With</text:p>
              <text:p>(Bingo Cards</text:p>
              <text:p>Player Status Light</text:p>
              <text:p>Player Label)</text:p>
              <text:p>Balls 1 – 90</text:p>
              <text:p>Ball Called Label x If No Ball Has Been Called</text:p>
              <text:p>Balls Called Area</text:p>
              <text:p>Start Button</text:p>
              <text:p>Quit Button</text:p>
              <text:p/>
            </draw:text-box>
          </draw:frame>
        </draw:g>
        <draw:line draw:style-name="gr21" draw:text-style-name="P2" draw:layer="layout" svg:x1="1cm" svg:y1="12.95cm" svg:x2="20cm" svg:y2="12.95cm">
          <text:p/>
        </draw:line>
        <draw:frame draw:style-name="gr14" draw:text-style-name="P5" draw:layer="layout" svg:width="5.7cm" svg:height="2.621cm" svg:x="1.05cm" svg:y="13.179cm">
          <draw:text-box>
            <text:p>Process Flow Diagram</text:p>
            <text:p>For Bingo Project</text:p>
            <text:p>Level 1</text:p>
            <text:p/>
            <text:p>Start Button Expanded</text:p>
          </draw:text-box>
        </draw:frame>
        <draw:custom-shape draw:style-name="gr17" draw:text-style-name="P6" draw:layer="layout" svg:width="3.95cm" svg:height="1.799cm" svg:x="10.352cm" svg:y="13.201cm">
          <text:p text:style-name="P6">Press Game Start Button Or Qu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7" draw:layer="layout" svg:x1="12.3cm" svg:y1="15.05cm" svg:x2="12.3cm" svg:y2="15.75cm">
          <text:p/>
        </draw:line>
        <draw:custom-shape draw:style-name="gr22" draw:text-style-name="P6" draw:layer="layout" svg:width="3cm" svg:height="0.75cm" svg:x="10.8cm" svg:y="15.75cm">
          <text:p text:style-name="P6">Start Button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2.3cm" svg:y1="16.55cm" svg:x2="12.3cm" svg:y2="17.25cm">
          <text:p/>
        </draw:line>
        <draw:custom-shape draw:style-name="gr23" draw:text-style-name="P6" draw:layer="layout" svg:width="12.55cm" svg:height="3.9cm" svg:x="6.05cm" svg:y="17.3cm">
          <text:p text:style-name="P6"/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5" draw:layer="layout" svg:width="12.8cm" svg:height="4.043cm" svg:x="6.2cm" svg:y="17.55cm">
          <draw:text-box>
            <text:p>First ball is called</text:p>
            <text:p>Ball is shown <text:s/>in balls called area</text:p>
            <text:p>Ball is removed from ball set</text:p>
            <text:p>If ball is shown on players card strike it through</text:p>
            <text:p>Add small <text:s/>delay of 1.5 seconds to <text:s/>make it more realistic</text:p>
            <text:p>Put ball called in balls already called area</text:p>
            <text:p>Check cards for win</text:p>
            <text:p/>
          </draw:text-box>
        </draw:frame>
        <draw:line draw:style-name="gr18" draw:text-style-name="P7" draw:layer="layout" svg:x1="12.3cm" svg:y1="21.25cm" svg:x2="12.3cm" svg:y2="21.95cm">
          <text:p/>
        </draw:line>
        <draw:custom-shape draw:style-name="gr25" draw:text-style-name="P6" draw:layer="layout" svg:width="2.95cm" svg:height="1.5cm" svg:x="10.85cm" svg:y="21.95cm">
          <text:p text:style-name="P6">If <text:s/>W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6" draw:layer="layout" svg:width="9.25cm" svg:height="4.25cm" svg:x="7.65cm" svg:y="24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5" draw:layer="layout" svg:width="8.5cm" svg:height="4cm" svg:x="7.9cm" svg:y="24.55cm">
          <draw:text-box>
            <text:p>Change Status Light to ‘Bingo Called’</text:p>
            <text:p>Update player stats </text:p>
            <text:p>Clear Bingo cards</text:p>
            <text:p>Renew ball set</text:p>
            <text:p>Clear already called balls area</text:p>
            <text:p>Display start button (make it live)</text:p>
            <text:p>Display quit button</text:p>
          </draw:text-box>
        </draw:frame>
        <draw:line draw:style-name="gr18" draw:text-style-name="P7" draw:layer="layout" svg:x1="12.3cm" svg:y1="23.45cm" svg:x2="12.3cm" svg:y2="24.15cm">
          <text:p/>
        </draw:line>
        <draw:frame draw:style-name="gr28" draw:text-style-name="P8" draw:layer="layout" svg:width="0.621cm" svg:height="0.725cm" svg:x="-6.75cm" svg:y="16.25cm">
          <draw:text-box>
            <text:p><text:s/></text:p>
          </draw:text-box>
        </draw:frame>
      </draw:page>
      <draw:page draw:name="page3" draw:style-name="dp1" draw:master-page-name="Default">
        <draw:custom-shape draw:style-name="gr29" draw:text-style-name="P4" draw:layer="layout" svg:width="7.75cm" svg:height="5.75cm" svg:x="9cm" svg:y="3.25cm">
          <text:p text:style-name="P4">Bingo Game Object</text:p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4.536cm" svg:height="5.465cm" svg:x="9.214cm" svg:y="3.535cm">
          <draw:text-box>
            <text:p>Bingo Game Object</text:p>
            <text:p/>
            <text:p>Parameters</text:p>
            <text:p/>
            <text:p>Methods</text:p>
            <text:p>getNumOfPlayers{}</text:p>
            <text:p>displayInterface{}</text:p>
            <text:p>startStopGame{}</text:p>
            <text:p>checkForWin{}</text:p>
            <text:p>updatePlayerStats{}</text:p>
            <text:p/>
          </draw:text-box>
        </draw:frame>
        <draw:frame draw:style-name="gr28" draw:text-style-name="P8" draw:layer="layout" svg:width="17.253cm" svg:height="6.413cm" svg:x="2.75cm" svg:y="13.25cm">
          <draw:text-box>
            <text:p>GetNumOfPlayers returns number of players</text:p>
            <text:p>Number of <text:s/>players is passed to displayInterface game is set out for players</text:p>
            <text:p>Start or quit button is pressed and startStopGame is called with start or quit button</text:p>
            <text:p>If start button</text:p>
            <text:p text:style-name="P9">First ball is called</text:p>
            <text:p text:style-name="P9">Ball is shown <text:s/>in balls called area</text:p>
            <text:p text:style-name="P9">Ball is removed from ball set</text:p>
            <text:p text:style-name="P9">If ball is shown on players card strike it through</text:p>
            <text:p text:style-name="P9">Add small <text:s/>delay of 1.5 seconds to <text:s/>make it more realistic</text:p>
            <text:p text:style-name="P9">Put ball called in balls already called area</text:p>
            <text:p text:style-name="P9">CheckForWin is called to <text:s/>check for a win</text:p>
            <text:p text:style-name="P9">If win 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cm" svg:stroke-color="#362413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2" svg:stroke-width="0.1cm" svg:stroke-color="#000000" draw:marker-start-width="0.35cm" draw:marker-start-center="false" draw:marker-end-width="0.35cm" draw:marker-end-center="false" draw:fill="none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7T14:59:24.741533540</meta:creation-date>
    <meta:generator>LibreOffice/7.3.7.2$Linux_X86_64 LibreOffice_project/30$Build-2</meta:generator>
    <dc:date>2023-08-08T13:44:36.338696340</dc:date>
    <meta:editing-duration>PT1H10M2S</meta:editing-duration>
    <meta:editing-cycles>7</meta:editing-cycles>
    <meta:document-statistic meta:object-count="48"/>
  </office:meta>
</office:document-meta>
</file>